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nux Libertine O" svg:font-family="'Linux Libertine O'"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Linux Libertine O" officeooo:rsid="002dda6f" officeooo:paragraph-rsid="002dda6f"/>
    </style:style>
    <style:style style:name="P2" style:family="paragraph" style:parent-style-name="Standard">
      <style:text-properties style:font-name="Linux Libertine O" officeooo:rsid="002dda6f" officeooo:paragraph-rsid="0035cc64"/>
    </style:style>
    <style:style style:name="P3" style:family="paragraph" style:parent-style-name="Standard">
      <style:text-properties style:font-name="Linux Libertine O" officeooo:rsid="0035cc64" officeooo:paragraph-rsid="0035cc64"/>
    </style:style>
    <style:style style:name="P4" style:family="paragraph" style:parent-style-name="Standard">
      <style:text-properties style:font-name="Linux Libertine O" officeooo:rsid="0035cc64" officeooo:paragraph-rsid="00365ccf"/>
    </style:style>
    <style:style style:name="P5" style:family="paragraph" style:parent-style-name="Standard">
      <style:text-properties style:font-name="Linux Libertine O" officeooo:rsid="0035cc64" officeooo:paragraph-rsid="003df137"/>
    </style:style>
    <style:style style:name="P6" style:family="paragraph" style:parent-style-name="Standard">
      <style:text-properties style:font-name="Linux Libertine O" officeooo:rsid="00365ccf" officeooo:paragraph-rsid="00365ccf"/>
    </style:style>
    <style:style style:name="P7" style:family="paragraph" style:parent-style-name="Standard">
      <style:text-properties officeooo:paragraph-rsid="002dda6f"/>
    </style:style>
    <style:style style:name="P8" style:family="paragraph" style:parent-style-name="Standard">
      <style:text-properties officeooo:rsid="0035cc64" officeooo:paragraph-rsid="0035cc64"/>
    </style:style>
    <style:style style:name="P9" style:family="paragraph" style:parent-style-name="Standard">
      <style:text-properties officeooo:paragraph-rsid="0035cc64"/>
    </style:style>
    <style:style style:name="P10" style:family="paragraph" style:parent-style-name="Standard">
      <style:text-properties officeooo:paragraph-rsid="00365ccf"/>
    </style:style>
    <style:style style:name="P11" style:family="paragraph" style:parent-style-name="Standard">
      <style:text-properties style:font-name="Linux Libertine O" officeooo:rsid="002dda6f" officeooo:paragraph-rsid="0035cc64"/>
    </style:style>
    <style:style style:name="P12" style:family="paragraph" style:parent-style-name="Standard">
      <style:text-properties style:font-name="Linux Libertine O" officeooo:rsid="00451e71" officeooo:paragraph-rsid="00451e71"/>
    </style:style>
    <style:style style:name="T1" style:family="text">
      <style:text-properties fo:color="#3465a4" loext:opacity="100%" style:font-name="Linux Libertine O" fo:font-size="14pt" fo:font-weight="bold" style:font-name-asian="Noto Sans CJK SC Regular" style:font-size-asian="14pt" style:font-weight-asian="bold" style:font-name-complex="FreeSans1" style:font-size-complex="14pt" style:font-weight-complex="bold"/>
    </style:style>
    <style:style style:name="T2" style:family="text">
      <style:text-properties fo:color="#3465a4" loext:opacity="100%" style:font-name="Linux Libertine O" fo:font-size="14pt" fo:font-weight="bold" officeooo:rsid="0035cc64" style:font-name-asian="Noto Sans CJK SC Regular" style:font-size-asian="14pt" style:font-weight-asian="bold" style:font-name-complex="FreeSans1" style:font-size-complex="14pt" style:font-weight-complex="bold"/>
    </style:style>
    <style:style style:name="T3" style:family="text">
      <style:text-properties fo:color="#004586" loext:opacity="100%" style:font-name="Linux Libertine O" fo:font-size="18.2000007629395pt" style:font-size-asian="18.2000007629395pt" style:font-size-complex="18.2000007629395pt" style:font-weight-complex="600"/>
    </style:style>
    <style:style style:name="T4" style:family="text">
      <style:text-properties fo:color="#004586" loext:opacity="100%" style:font-name="Linux Libertine O" fo:font-size="18.2000007629395pt" officeooo:rsid="002cbf47" style:font-size-asian="18.2000007629395pt" style:font-size-complex="18.2000007629395pt" style:font-weight-complex="600"/>
    </style:style>
    <style:style style:name="T5" style:family="text">
      <style:text-properties fo:color="#004586" loext:opacity="100%" style:font-name="Linux Libertine O" fo:font-size="18.2000007629395pt" officeooo:rsid="0035cc64" style:font-size-asian="18.2000007629395pt" style:font-size-complex="18.2000007629395pt" style:font-weight-complex="600"/>
    </style:style>
    <style:style style:name="T6" style:family="text">
      <style:text-properties fo:color="#004586" loext:opacity="100%" style:font-name="Linux Libertine O" fo:font-size="18.2000007629395pt" fo:font-weight="bold" officeooo:rsid="003e0b22" style:font-name-asian="Noto Sans CJK SC Regular" style:font-size-asian="18.2000007629395pt" style:font-weight-asian="bold" style:font-name-complex="FreeSans1" style:font-size-complex="18.2000007629395pt" style:font-weight-complex="600"/>
    </style:style>
    <style:style style:name="T7" style:family="text">
      <style:text-properties fo:color="#004586" loext:opacity="100%" style:font-name="Linux Libertine O" fo:font-size="18.2000007629395pt" fo:font-weight="bold" officeooo:rsid="0042d63a" style:font-name-asian="Noto Sans CJK SC Regular" style:font-size-asian="18.2000007629395pt" style:font-weight-asian="bold" style:font-name-complex="FreeSans1" style:font-size-complex="18.2000007629395pt" style:font-weight-complex="600"/>
    </style:style>
    <style:style style:name="T8" style:family="text">
      <style:text-properties officeooo:rsid="0035cc64"/>
    </style:style>
    <style:style style:name="T9" style:family="text">
      <style:text-properties style:font-name="Linux Libertine O"/>
    </style:style>
    <style:style style:name="T10" style:family="text">
      <style:text-properties style:font-name="Linux Libertine O" officeooo:rsid="002dda6f"/>
    </style:style>
    <style:style style:name="T11" style:family="text">
      <style:text-properties style:font-name="Linux Libertine O" officeooo:rsid="0035cc64"/>
    </style:style>
    <style:style style:name="T12" style:family="text">
      <style:text-properties style:font-name="Linux Libertine O" officeooo:rsid="00365ccf"/>
    </style:style>
    <style:style style:name="T13" style:family="text">
      <style:text-properties style:font-name="Linux Libertine O" officeooo:rsid="003a772b"/>
    </style:style>
    <style:style style:name="T14" style:family="text">
      <style:text-properties style:font-name="Linux Libertine O" officeooo:rsid="003fe3f6"/>
    </style:style>
    <style:style style:name="T15" style:family="text">
      <style:text-properties style:font-name="Linux Libertine O" officeooo:rsid="00451e71"/>
    </style:style>
    <style:style style:name="T16" style:family="text">
      <style:text-properties officeooo:rsid="003df137"/>
    </style:style>
    <style:style style:name="T17" style:family="text">
      <style:text-properties officeooo:rsid="003fe3f6"/>
    </style:style>
    <style:style style:name="T18" style:family="text">
      <style:text-properties officeooo:rsid="0042d63a"/>
    </style:style>
    <style:style style:name="T19" style:family="text">
      <style:text-properties officeooo:rsid="0043a044"/>
    </style:style>
    <style:style style:name="T20" style:family="text">
      <style:text-properties officeooo:rsid="00451e71"/>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span text:style-name="T7">Chicken</text:span><text:span text:style-name="T6"> &amp; chickpea curry</text:span><text:span text:style-name="T3"> (</text:span><text:span text:style-name="T5">6</text:span><text:span text:style-name="T3"> portions; </text:span><text:span text:style-name="T5">2</text:span><text:span text:style-name="T4"> hr</text:span><text:span text:style-name="T5">s</text:span><text:span text:style-name="T3">)</text:span></text:h>
      <text:p text:style-name="P8"><text:span text:style-name="T10">F</text:span><text:span text:style-name="T9">rom </text:span><text:a xlink:type="simple" xlink:href="https://www.jamieoliver.com/recipes/lamb-recipes/lamb-chickpea-curry/" text:style-name="Internet_20_link" text:visited-style-name="Visited_20_Internet_20_Link"><text:span text:style-name="T9">https://www.jamieoliver.com/recipes/lamb-recipes/lamb-chickpea-curry/</text:span></text:a></text:p>
      <text:p text:style-name="P3"/>
      <text:p text:style-name="Heading"><text:span text:style-name="T1">For the </text:span><text:span text:style-name="T2">curry</text:span></text:p>
      <text:p text:style-name="P7"><text:span text:style-name="T15">8</text:span><text:span text:style-name="T10"> tbsp </text:span><text:span text:style-name="T11">olive oil, plus more as needed</text:span></text:p>
      <text:p text:style-name="P1"/>
      <text:p text:style-name="P9"><text:span text:style-name="T10">1 tsp </text:span><text:span text:style-name="T11">mustard seeds</text:span></text:p>
      <text:p text:style-name="P2"><text:span text:style-name="T20">1</text:span><text:span text:style-name="T8"> </text:span>tsp turmeric</text:p>
      <text:p text:style-name="P12">¼ tsp fresh ground black pepper</text:p>
      <text:p text:style-name="P5">1 <text:span text:style-name="T16">very heaped</text:span> tbsp madras curry powder</text:p>
      <text:p text:style-name="P2"><text:span text:style-name="T16">pinch of</text:span> hot chilli powder <text:span text:style-name="T16">(optional)</text:span></text:p>
      <text:p text:style-name="P6">some salt</text:p>
      <text:p text:style-name="P2"/>
      <text:p text:style-name="P3">3<text:span text:style-name="T18">2</text:span>0g diced lamb or chicken thighs</text:p>
      <text:p text:style-name="P2"/>
      <text:p text:style-name="P1">4 cloves garlic</text:p>
      <text:p text:style-name="P1"><text:span text:style-name="T19">40g or </text:span><text:span text:style-name="T8">2x1</text:span> inch cube fresh ginger (minimum)</text:p>
      <text:p text:style-name="P3">3 red onions</text:p>
      <text:p text:style-name="P3"/>
      <text:p text:style-name="P3">2 tins chickpeas (400g x2)</text:p>
      <text:p text:style-name="P3">1 tin peeled plum tomatoes</text:p>
      <text:p text:style-name="P3">1 vegetable stock cube</text:p>
      <text:p text:style-name="P3"/>
      <text:p text:style-name="P6">50g creamed coconut block</text:p>
      <text:p text:style-name="P6">150ml hot water</text:p>
      <text:p text:style-name="P3">200g <text:span text:style-name="T17">young</text:span> spinach <text:span text:style-name="T20">(or frozen baby spinach)</text:span></text:p>
      <text:p text:style-name="P1"/>
      <text:p text:style-name="P1"/>
      <text:p text:style-name="P9"><text:span text:style-name="T11">If using chicken thighs, trim, cut into chunk</text:span><text:span text:style-name="T12">s, </text:span><text:span text:style-name="T13">and add a bit of salt</text:span><text:span text:style-name="T11">.</text:span></text:p>
      <text:p text:style-name="P3">Heat the oil and fry the mustard seeds and powdered spices for a few seconds, then add the meat.</text:p>
      <text:p text:style-name="P3">Fry for about 5 minutes, stirring frequently. Add more oil if it starts to stick.</text:p>
      <text:p text:style-name="P3"/>
      <text:p text:style-name="P4">Chop garlic small, slice onions finely, and chop ginger into short matchsticks. Add to pan and cook for another <text:span text:style-name="T20">5</text:span> minutes.</text:p>
      <text:p text:style-name="P4"/>
      <text:p text:style-name="P10"><text:span text:style-name="T11">Add </text:span><text:span text:style-name="T14">all </text:span><text:span text:style-name="T11">the chickpeas </text:span><text:span text:style-name="T12">(</text:span><text:span text:style-name="T11">including the liquid from the can</text:span><text:span text:style-name="T12">), tomatoes, 1 tin hot water</text:span><text:span text:style-name="T14">, </text:span><text:span text:style-name="T12">and crumble in the stock cube. Break up the tomatoes in the pan.</text:span></text:p>
      <text:p text:style-name="P6"/>
      <text:p text:style-name="P6">Bring to the boil, then cover and simmer for 1 hour, stirring occasionally (make sure to unstick anything from the bottom of the pan. The sauce should thicken up a bit.</text:p>
      <text:p text:style-name="Standard"/>
      <text:p text:style-name="P6">Boil the kettle. Chop the coconut block and add to the pan, along with about 150ml of hot water (or as needed for the thickness of sauce you prefer). Add the spinach.</text:p>
      <text:p text:style-name="P6"/>
      <text:p text:style-name="P6">Reheat until just about boiling, then turn off.</text:p>
      <text:p text:style-name="P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nux Libertine O" svg:font-family="'Linux Libertine O'"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style: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style: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style:contextual-spacing="false" fo:text-indent="0cm" style:auto-text-indent="false"/>
      <style:text-properties fo:font-size="101%" fo:font-weight="bold" style:font-size-asian="101%" style:font-weight-asian="bold" style:font-size-complex="101%"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199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draw:fill-image-width="0cm" draw:fill-image-height="0cm"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draw:fill-image-width="0cm" draw:fill-image-height="0cm"/>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2-29T13:41:09.314438554</meta:creation-date>
    <dc:date>2024-05-19T22:47:23.179338061</dc:date>
    <meta:editing-duration>PT1H28M15S</meta:editing-duration>
    <meta:editing-cycles>40</meta:editing-cycles>
    <meta:generator>LibreOffice/7.3.7.2$Linux_X86_64 LibreOffice_project/30$Build-2</meta:generator>
    <meta:document-statistic meta:table-count="0" meta:image-count="0" meta:object-count="0" meta:page-count="1" meta:paragraph-count="28" meta:word-count="265" meta:character-count="1476" meta:non-whitespace-character-count="1239"/>
  </office:meta>
</office:document-meta>
</file>